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8688in" style:rel-column-width="28086*"/>
    </style:style>
    <style:style style:name="Table2.B" style:family="table-column">
      <style:table-column-properties style:column-width="3.8243in" style:rel-column-width="3744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D-Gluconicacid[e]</text:p>
          </table:table-cell>
          <table:table-cell table:style-name="Table1.A1" office:value-type="string">
            <text:p text:style-name="Standard">species</text:p>
          </table:table-cell>
          <table:table-cell table:style-name="Table1.C1" office:value-type="string">
            <text:p text:style-name="Standard">Extracellular</text:p>
          </table:table-cell>
        </table:table-row>
        <table:table-row>
          <table:table-cell table:style-name="Table1.A2" office:value-type="string">
            <text:p text:style-name="Standard">D-Glucuronate exchange</text:p>
          </table:table-cell>
          <table:table-cell table:style-name="Table1.A2" office:value-type="string">
            <text:p text:style-name="Standard">reaction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D-Glucuronate[e]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Extracellular</text:p>
          </table:table-cell>
        </table:table-row>
        <table:table-row>
          <table:table-cell table:style-name="Table1.A2" office:value-type="string">
            <text:p text:style-name="Standard">Fatty acid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Cytosol</text:p>
          </table:table-cell>
        </table:table-row>
        <table:table-row>
          <table:table-cell table:style-name="Table1.A2" office:value-type="string">
            <text:p text:style-name="Standard">Gluconate exchange</text:p>
          </table:table-cell>
          <table:table-cell table:style-name="Table1.A2" office:value-type="string">
            <text:p text:style-name="Standard">reaction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-Aspartate[e]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Extracellular</text:p>
          </table:table-cell>
        </table:table-row>
        <table:table-row>
          <table:table-cell table:style-name="Table1.A2" office:value-type="string">
            <text:p text:style-name="Standard">Lipoamide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Cytosol</text:p>
          </table:table-cell>
        </table:table-row>
        <table:table-row>
          <table:table-cell table:style-name="Table1.A2" office:value-type="string">
            <text:p text:style-name="Standard">Malonate exchange</text:p>
          </table:table-cell>
          <table:table-cell table:style-name="Table1.A2" office:value-type="string">
            <text:p text:style-name="Standard">reaction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Malonate[e]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Extracellular</text:p>
          </table:table-cell>
        </table:table-row>
        <table:table-row>
          <table:table-cell table:style-name="Table1.A2" office:value-type="string">
            <text:p text:style-name="Standard">Maltose exchange</text:p>
          </table:table-cell>
          <table:table-cell table:style-name="Table1.A2" office:value-type="string">
            <text:p text:style-name="Standard">reaction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Maltose[e]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Extracellular</text:p>
          </table:table-cell>
        </table:table-row>
        <table:table-row>
          <table:table-cell table:style-name="Table1.A2" office:value-type="string">
            <text:p text:style-name="Standard">N-Acylsphingosine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Cytosol</text:p>
          </table:table-cell>
        </table:table-row>
        <table:table-row>
          <table:table-cell table:style-name="Table1.A2" office:value-type="string">
            <text:p text:style-name="Standard">aspartate exchange</text:p>
          </table:table-cell>
          <table:table-cell table:style-name="Table1.A2" office:value-type="string">
            <text:p text:style-name="Standard">reaction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glycerol-3-phosphate exchange</text:p>
          </table:table-cell>
          <table:table-cell table:style-name="Table1.A2" office:value-type="string">
            <text:p text:style-name="Standard">reaction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glycerol-3-phosphate[e]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Extracellular</text:p>
          </table:table-cell>
        </table:table-row>
        <table:table-row>
          <table:table-cell table:style-name="Table1.A2" office:value-type="string">
            <text:p text:style-name="Standard">myo-Inositol</text:p>
          </table:table-cell>
          <table:table-cell table:style-name="Table1.A2" office:value-type="string">
            <text:p text:style-name="Standard">species</text:p>
          </table:table-cell>
          <table:table-cell table:style-name="Table1.C2" office:value-type="string">
            <text:p text:style-name="Standard">Cytoso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(3R)-3-Hydroxyacyl-CoA</text:p>
          </table:table-cell>
          <table:table-cell table:style-name="Table2.B1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(3R)-3-Hydroxyacyl-[acyl-carrierprotein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(3S)-3-Hydroxyac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(R)-Mandel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(S)-Lactaldehyde[e]</text:p>
          </table:table-cell>
          <table:table-cell table:style-name="Table2.B2" office:value-type="string">
            <text:p text:style-name="P1">species</text:p>
          </table:table-cell>
        </table:table-row>
        <text:soft-page-break/>
        <table:table-row>
          <table:table-cell table:style-name="Table2.A2" office:value-type="string">
            <text:p text:style-name="P1">(S)-Lactaldehyd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(S)-Mandel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1'-Hydroxy-gamma-carote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1'-Hydroxy-gamma-carote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1-Acyl-sn-glycero-3-phosphochol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1-Acyl-sn-glycero-3-phosphoethanolam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1-Hydroxy-2-aminoethylphospho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',3'-CyclicCMP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',3'-CyclicCMP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,4,6/3,5-Pentahydroxycyclohexano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,4-Dihydroxyhept-2-enedio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,5-Dioxopentano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,6-Dimethyl-5-methylene-3-oxo-heptano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(alpha-Hydroxyethyl)thiaminedi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Acyl-sn-glycero-3-phosphochol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Acyl-sn-glycero-3-phosphoethanolam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Amino-3-oxo-4-phosphonooxybutyr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Aminoethylphospho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Carboxy-2,5-dihydro-5-oxofuran-2-acet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Dehydro-3-deoxy-D-galacto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Dehydro-3-deoxy-D-galactonate6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Demethylmenaquino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Deoxy-5-keto-D-gluconicaci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Hydroxymuconatesemialdehyd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Methyl-3-oxopropano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Naphtho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Oxo-2,3-dihydrofuran-5-acet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2-Propyn-1-a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'-AMP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'-AMP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,4-Dihydroxyphenylacet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Aminopropana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Butyn-1-a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Butyno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Hydroxy-2,6-dimethyl-5-methylene-heptano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Hydroxy-2-methylpropano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Hydroxyanthranil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Hydroxyphenylacet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Isopropylbut-3-eno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Oxoadip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-Oxohexanoyl-CoA</text:p>
          </table:table-cell>
          <table:table-cell table:style-name="Table2.B2" office:value-type="string">
            <text:p text:style-name="P1">species</text:p>
          </table:table-cell>
        </table:table-row>
        <text:soft-page-break/>
        <table:table-row>
          <table:table-cell table:style-name="Table2.A2" office:value-type="string">
            <text:p text:style-name="P1">3-Vinylbacteriochlorophyllide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3D-(3,5/4)-Trihydroxycyclohexane-1,2-dio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4-Hydroxyphenylacet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4-Methylthio-2-oxobutanoicaci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4-hydroxy-3-methylbut-2-enyl diphosphate reductase</text:p>
          </table:table-cell>
          <table:table-cell table:style-name="Table2.B2" office:value-type="string">
            <text:p text:style-name="P1">reaction</text:p>
          </table:table-cell>
        </table:table-row>
        <table:table-row>
          <table:table-cell table:style-name="Table2.A2" office:value-type="string">
            <text:p text:style-name="P1">5,6-Dihydrouracil exchange</text:p>
          </table:table-cell>
          <table:table-cell table:style-name="Table2.B2" office:value-type="string">
            <text:p text:style-name="P1">reaction</text:p>
          </table:table-cell>
        </table:table-row>
        <table:table-row>
          <table:table-cell table:style-name="Table2.A2" office:value-type="string">
            <text:p text:style-name="P1">5-Deoxyglucuronicaci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6-Aminopenicilla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Acetaldehyd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Acetaldehyd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Acetamid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Acetamid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Adenylylsele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Bacteriochlorophyllide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Benzo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Benzoylacet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DP-3,6-dideoxy-D-gluc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DP-3,6-dideoxy-D-mann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O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O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O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arboxynorspermid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atecho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ellul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innavalini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o2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reatin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u+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u+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Arabinos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Arabinos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Erythr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Glyceraldehyd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Glyceraldehyd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Mann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Tagat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threo-Aldono-1,5-lacto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-threo-Ald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eoxyribos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eoxyribos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ihydrolipoamide</text:p>
          </table:table-cell>
          <table:table-cell table:style-name="Table2.B2" office:value-type="string">
            <text:p text:style-name="P1">species</text:p>
          </table:table-cell>
        </table:table-row>
        <text:soft-page-break/>
        <table:table-row>
          <table:table-cell table:style-name="Table2.A2" office:value-type="string">
            <text:p text:style-name="P1">Erythrito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Fe(III)dicitr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Fe(III)dicitrat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Fe(III)dicitrat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Formamid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Formamid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Galactito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Glucosylceramid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Hypoxanthine exchange</text:p>
          </table:table-cell>
          <table:table-cell table:style-name="Table2.B2" office:value-type="string">
            <text:p text:style-name="P1">reaction</text:p>
          </table:table-cell>
        </table:table-row>
        <table:table-row>
          <table:table-cell table:style-name="Table2.A2" office:value-type="string">
            <text:p text:style-name="P1">Imidazole-4-acetaldehyd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Imidazole-4-acet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Inositol1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Allothreon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Carnit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Fuculose1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Galactono-1,4-lacto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Galact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Idito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Kynuren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Ornithin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Ornithin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Sorbos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Threonin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Threonin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carnitin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-carnitin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Long-chainac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Menaquino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Methylmalo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Acetylmuram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Acetylmuramoyl-Al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Acetylphosphinothricin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Carbamoylsarcos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Formyl-L-glutamat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Formyl-L-glutamat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Methylhydantoin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-Methylhydantoin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aphthyl-2-methyl-succin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aphthyl-2-methylene-succin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aphthyl-2-oxomethyl-succin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itril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Norspermidine</text:p>
          </table:table-cell>
          <table:table-cell table:style-name="Table2.B2" office:value-type="string">
            <text:p text:style-name="P1">species</text:p>
          </table:table-cell>
        </table:table-row>
        <text:soft-page-break/>
        <table:table-row>
          <table:table-cell table:style-name="Table2.A2" office:value-type="string">
            <text:p text:style-name="P1">O2.-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enicillin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enicilloicaci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henylaceticaci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henylacet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hosphinothricin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hylloquino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ropyno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-Methyl-5-thio-D-ribose1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-Methyl-5-thio-D-ribulose1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alicyl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e-Adenosylselenomethion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elen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elenomethion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eleno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orbitol6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orbose1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tarch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ucrose-6-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ucrose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ucrose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Trinitrotolue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Ubiquinone-8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Urea-1-carboxyl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Xylitol[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Xylitol[p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[Dihydrolipoyllysine-residueacetyltransferase]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all-trans-Heptaprenyldiphosphat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is-2-Methyl-5-isopropylhexa-2,5-dieno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is-3-Chloroacrylicacid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cis-3-Chloroallylaldehyd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di-trans,poly-cis-Undecaprenol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e-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gamma-Carote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p-Hydroxyphenylacetylglyc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n-glycero-3-Phosphochol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sn-glycero-3-Phosphoethanolamine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trans-2,3-Dehydroacyl-CoA</text:p>
          </table:table-cell>
          <table:table-cell table:style-name="Table2.B2" office:value-type="string">
            <text:p text:style-name="P1">species</text:p>
          </table:table-cell>
        </table:table-row>
        <table:table-row>
          <table:table-cell table:style-name="Table2.A2" office:value-type="string">
            <text:p text:style-name="P1">trans-2,3-Dehydroacyl-[acyl-carrierprotein]</text:p>
          </table:table-cell>
          <table:table-cell table:style-name="Table2.B2" office:value-type="string">
            <text:p text:style-name="P1">speci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6:04:15.566270556</meta:creation-date>
    <dc:date>2019-02-20T10:06:26.335370175</dc:date>
    <meta:editing-duration>PT17H52M10S</meta:editing-duration>
    <meta:editing-cycles>1</meta:editing-cycles>
    <meta:generator>LibreOffice/6.0.7.3$Linux_X86_64 LibreOffice_project/00m0$Build-3</meta:generator>
    <meta:document-statistic meta:table-count="2" meta:image-count="0" meta:object-count="0" meta:page-count="5" meta:paragraph-count="378" meta:word-count="389" meta:character-count="4993" meta:non-whitespace-character-count="4982"/>
  </office:meta>
</office:document-meta>
</file>